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0ff88" officeooo:paragraph-rsid="0010ff88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fb52d" officeooo:paragraph-rsid="000fb52d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0ff88" officeooo:paragraph-rsid="0010ff88" style:font-size-asian="14pt" style:font-weight-asian="normal" style:font-size-complex="14pt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4pt" fo:font-weight="normal" officeooo:rsid="0010ff88" officeooo:paragraph-rsid="0010ff88" style:font-size-asian="14pt" style:font-weight-asian="normal" style:font-size-complex="14pt" style:font-weight-complex="normal"/>
    </style:style>
    <style:style style:name="P5" style:family="paragraph" style:parent-style-name="Standard" style:list-style-name="L3">
      <style:paragraph-properties fo:text-align="start" style:justify-single-word="false"/>
      <style:text-properties fo:font-size="14pt" fo:font-weight="normal" officeooo:rsid="0010ff88" officeooo:paragraph-rsid="0010ff88" style:font-size-asian="14pt" style:font-weight-asian="normal" style:font-size-complex="14pt" style:font-weight-complex="normal"/>
    </style:style>
    <style:style style:name="P6" style:family="paragraph" style:parent-style-name="Standard" style:list-style-name="L10">
      <style:paragraph-properties fo:text-align="start" style:justify-single-word="false"/>
      <style:text-properties fo:font-size="14pt" fo:font-weight="normal" officeooo:rsid="0010ff88" officeooo:paragraph-rsid="0010ff88" style:font-size-asian="14pt" style:font-weight-asian="normal" style:font-size-complex="14pt" style:font-weight-complex="normal"/>
    </style:style>
    <style:style style:name="P7" style:family="paragraph" style:parent-style-name="Standard" style:list-style-name="L16">
      <style:paragraph-properties fo:text-align="start" style:justify-single-word="false"/>
      <style:text-properties fo:font-size="14pt" fo:font-weight="normal" officeooo:rsid="0010ff88" officeooo:paragraph-rsid="0010ff88" style:font-size-asian="14pt" style:font-weight-asian="normal" style:font-size-complex="14pt" style:font-weight-complex="normal"/>
    </style:style>
    <style:style style:name="P8" style:family="paragraph" style:parent-style-name="Standard" style:list-style-name="L10">
      <style:paragraph-properties fo:text-align="start" style:justify-single-word="false"/>
      <style:text-properties fo:font-size="14pt" fo:font-weight="normal" officeooo:rsid="0011e839" officeooo:paragraph-rsid="0011e839" style:font-size-asian="14pt" style:font-weight-asian="normal" style:font-size-complex="14pt" style:font-weight-complex="normal"/>
    </style:style>
    <style:style style:name="P9" style:family="paragraph" style:parent-style-name="Standard" style:list-style-name="L16">
      <style:paragraph-properties fo:text-align="start" style:justify-single-word="false"/>
      <style:text-properties fo:font-size="14pt" fo:font-weight="normal" officeooo:rsid="0011e839" officeooo:paragraph-rsid="0011e839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1e839" officeooo:paragraph-rsid="0011e839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bold" officeooo:rsid="0010ff88" officeooo:paragraph-rsid="0010ff88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10ff88" officeooo:paragraph-rsid="0010ff88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2pt" fo:font-weight="bold" officeooo:rsid="000fb52d" officeooo:paragraph-rsid="0010ff88" style:font-size-asian="22pt" style:font-weight-asian="bold" style:font-size-complex="22pt" style:font-weight-complex="bold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14pt" fo:font-weight="normal" officeooo:rsid="0010ff88" style:font-size-asian="14pt" style:font-weight-asian="normal" style:font-size-complex="14pt" style:font-weight-complex="normal"/>
    </style:style>
    <style:style style:name="T3" style:family="text">
      <style:text-properties officeooo:rsid="0011e83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34cm" fo:text-indent="-0.635cm" fo:margin-left="2.1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69cm" fo:text-indent="-0.635cm" fo:margin-left="2.7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04cm" fo:text-indent="-0.635cm" fo:margin-left="3.4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39cm" fo:text-indent="-0.635cm" fo:margin-left="4.0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74cm" fo:text-indent="-0.635cm" fo:margin-left="4.6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09cm" fo:text-indent="-0.635cm" fo:margin-left="5.3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44cm" fo:text-indent="-0.635cm" fo:margin-left="5.9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79cm" fo:text-indent="-0.635cm" fo:margin-left="6.5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14cm" fo:text-indent="-0.635cm" fo:margin-left="7.2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49cm" fo:text-indent="-0.635cm" fo:margin-left="7.849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7cm" fo:text-indent="-0.635cm" fo:margin-left="1.8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2cm" fo:text-indent="-0.635cm" fo:margin-left="2.52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7cm" fo:text-indent="-0.635cm" fo:margin-left="3.1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2cm" fo:text-indent="-0.635cm" fo:margin-left="3.79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7cm" fo:text-indent="-0.635cm" fo:margin-left="4.4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2cm" fo:text-indent="-0.635cm" fo:margin-left="5.0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7cm" fo:text-indent="-0.635cm" fo:margin-left="5.69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2cm" fo:text-indent="-0.635cm" fo:margin-left="6.3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7cm" fo:text-indent="-0.635cm" fo:margin-left="6.96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2cm" fo:text-indent="-0.635cm" fo:margin-left="7.60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8.22cm" fo:text-indent="-0.635cm" fo:margin-left="8.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855cm" fo:text-indent="-0.635cm" fo:margin-left="8.85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9.49cm" fo:text-indent="-0.635cm" fo:margin-left="9.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0.125cm" fo:text-indent="-0.635cm" fo:margin-left="10.12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76cm" fo:text-indent="-0.635cm" fo:margin-left="10.7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1.395cm" fo:text-indent="-0.635cm" fo:margin-left="11.3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2.03cm" fo:text-indent="-0.635cm" fo:margin-left="12.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2.665cm" fo:text-indent="-0.635cm" fo:margin-left="12.66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727cm" fo:text-indent="-0.635cm" fo:margin-left="4.7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362cm" fo:text-indent="-0.635cm" fo:margin-left="5.36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997cm" fo:text-indent="-0.635cm" fo:margin-left="5.99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632cm" fo:text-indent="-0.635cm" fo:margin-left="6.63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267cm" fo:text-indent="-0.635cm" fo:margin-left="7.26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902cm" fo:text-indent="-0.635cm" fo:margin-left="7.90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537cm" fo:text-indent="-0.635cm" fo:margin-left="8.53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172cm" fo:text-indent="-0.635cm" fo:margin-left="9.17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807cm" fo:text-indent="-0.635cm" fo:margin-left="9.80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442cm" fo:text-indent="-0.635cm" fo:margin-left="10.44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46cm" fo:text-indent="-0.635cm" fo:margin-left="3.24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81cm" fo:text-indent="-0.635cm" fo:margin-left="3.8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16cm" fo:text-indent="-0.635cm" fo:margin-left="4.51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51cm" fo:text-indent="-0.635cm" fo:margin-left="5.15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86cm" fo:text-indent="-0.635cm" fo:margin-left="5.78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21cm" fo:text-indent="-0.635cm" fo:margin-left="6.42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56cm" fo:text-indent="-0.635cm" fo:margin-left="7.05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91cm" fo:text-indent="-0.635cm" fo:margin-left="7.69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26cm" fo:text-indent="-0.635cm" fo:margin-left="8.32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61cm" fo:text-indent="-0.635cm" fo:margin-left="8.961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63cm" fo:text-indent="-0.635cm" fo:margin-left="3.86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98cm" fo:text-indent="-0.635cm" fo:margin-left="4.49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133cm" fo:text-indent="-0.635cm" fo:margin-left="5.13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68cm" fo:text-indent="-0.635cm" fo:margin-left="5.76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403cm" fo:text-indent="-0.635cm" fo:margin-left="6.40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038cm" fo:text-indent="-0.635cm" fo:margin-left="7.03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73cm" fo:text-indent="-0.635cm" fo:margin-left="7.67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308cm" fo:text-indent="-0.635cm" fo:margin-left="8.3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943cm" fo:text-indent="-0.635cm" fo:margin-left="8.94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78cm" fo:text-indent="-0.635cm" fo:margin-left="9.578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39cm" fo:text-indent="-0.635cm" fo:margin-left="3.73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74cm" fo:text-indent="-0.635cm" fo:margin-left="4.37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09cm" fo:text-indent="-0.635cm" fo:margin-left="5.00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44cm" fo:text-indent="-0.635cm" fo:margin-left="5.64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279cm" fo:text-indent="-0.635cm" fo:margin-left="6.27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14cm" fo:text-indent="-0.635cm" fo:margin-left="6.91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49cm" fo:text-indent="-0.635cm" fo:margin-left="7.54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184cm" fo:text-indent="-0.635cm" fo:margin-left="8.18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19cm" fo:text-indent="-0.635cm" fo:margin-left="8.81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54cm" fo:text-indent="-0.635cm" fo:margin-left="9.454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016cm" fo:text-indent="-0.635cm" fo:margin-left="3.01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651cm" fo:text-indent="-0.635cm" fo:margin-left="3.65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286cm" fo:text-indent="-0.635cm" fo:margin-left="4.28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921cm" fo:text-indent="-0.635cm" fo:margin-left="4.92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556cm" fo:text-indent="-0.635cm" fo:margin-left="5.55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191cm" fo:text-indent="-0.635cm" fo:margin-left="6.19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826cm" fo:text-indent="-0.635cm" fo:margin-left="6.82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461cm" fo:text-indent="-0.635cm" fo:margin-left="7.46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096cm" fo:text-indent="-0.635cm" fo:margin-left="8.09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731cm" fo:text-indent="-0.635cm" fo:margin-left="8.731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17cm" fo:text-indent="-0.635cm" fo:margin-left="1.5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52cm" fo:text-indent="-0.635cm" fo:margin-left="2.1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87cm" fo:text-indent="-0.635cm" fo:margin-left="2.7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22cm" fo:text-indent="-0.635cm" fo:margin-left="3.4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57cm" fo:text-indent="-0.635cm" fo:margin-left="4.0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92cm" fo:text-indent="-0.635cm" fo:margin-left="4.6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27cm" fo:text-indent="-0.635cm" fo:margin-left="5.3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62cm" fo:text-indent="-0.635cm" fo:margin-left="5.9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97cm" fo:text-indent="-0.635cm" fo:margin-left="6.5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32cm" fo:text-indent="-0.635cm" fo:margin-left="7.232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48cm" fo:text-indent="-0.635cm" fo:margin-left="4.4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115cm" fo:text-indent="-0.635cm" fo:margin-left="5.1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75cm" fo:text-indent="-0.635cm" fo:margin-left="5.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85cm" fo:text-indent="-0.635cm" fo:margin-left="6.38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02cm" fo:text-indent="-0.635cm" fo:margin-left="7.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655cm" fo:text-indent="-0.635cm" fo:margin-left="7.65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9cm" fo:text-indent="-0.635cm" fo:margin-left="8.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925cm" fo:text-indent="-0.635cm" fo:margin-left="8.92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56cm" fo:text-indent="-0.635cm" fo:margin-left="9.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195cm" fo:text-indent="-0.635cm" fo:margin-left="10.19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51cm" fo:text-indent="-0.635cm" fo:margin-left="3.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145cm" fo:text-indent="-0.635cm" fo:margin-left="4.1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78cm" fo:text-indent="-0.635cm" fo:margin-left="4.7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415cm" fo:text-indent="-0.635cm" fo:margin-left="5.4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05cm" fo:text-indent="-0.635cm" fo:margin-left="6.0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685cm" fo:text-indent="-0.635cm" fo:margin-left="6.6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32cm" fo:text-indent="-0.635cm" fo:margin-left="7.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955cm" fo:text-indent="-0.635cm" fo:margin-left="7.9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59cm" fo:text-indent="-0.635cm" fo:margin-left="8.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225cm" fo:text-indent="-0.635cm" fo:margin-left="9.22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Le projet: Snake</text:p>
      <text:p text:style-name="P13"><text:span text:style-name="T1">9.1.20</text:span><text:span text:style-name="T2">25</text:span></text:p>
      <text:p text:style-name="P11">Des étapes du projet:</text:p>
      <text:p text:style-name="P3"/>
      <text:list xml:id="list958940937" text:style-name="L3">
        <text:list-item>
          <text:p text:style-name="P5">Programmer la version simple du jeu</text:p>
        </text:list-item>
        <text:list-item>
          <text:p text:style-name="P5">Ajouter des différents pouvoirs</text:p>
          <text:p text:style-name="P5"/>
        </text:list-item>
      </text:list>
      <text:p text:style-name="P12">Répartition des taches de la création du jeu </text:p>
      <text:p text:style-name="P3"/>
      <text:list xml:id="list1466209999" text:style-name="L2">
        <text:list-item>
          <text:p text:style-name="P4">Martin: <text:s text:c="3"/></text:p>
        </text:list-item>
      </text:list>
      <text:list xml:id="list3019221038" text:style-name="L10">
        <text:list-item>
          <text:p text:style-name="P6">La création du dossier</text:p>
        </text:list-item>
        <text:list-item>
          <text:p text:style-name="P8">Créer des fonctions pour initialiser le jeu</text:p>
        </text:list-item>
        <text:list-item>
          <text:p text:style-name="P6"><text:s/></text:p>
        </text:list-item>
        <text:list-item>
          <text:p text:style-name="P6"><text:s/></text:p>
        </text:list-item>
        <text:list-item>
          <text:p text:style-name="P6"><text:s/></text:p>
          <text:p text:style-name="P6"/>
        </text:list-item>
      </text:list>
      <text:list xml:id="list105244423185029" text:continue-list="list1466209999" text:style-name="L2">
        <text:list-item>
          <text:p text:style-name="P4">Marius:</text:p>
        </text:list-item>
      </text:list>
      <text:list xml:id="list926319912" text:style-name="L16">
        <text:list-item>
          <text:p text:style-name="P7">Création du plateau de jeu (16x16)</text:p>
        </text:list-item>
        <text:list-item>
          <text:p text:style-name="P9">Créer des fonctions pour initialiser le jeu</text:p>
        </text:list-item>
        <text:list-item>
          <text:p text:style-name="P9"><text:s/></text:p>
        </text:list-item>
        <text:list-item>
          <text:p text:style-name="P9"><text:s/></text:p>
        </text:list-item>
        <text:list-item>
          <text:p text:style-name="P9"><text:s/></text:p>
          <text:p text:style-name="P9"><text:s/></text:p>
        </text:list-item>
      </text:list>
      <text:p text:style-name="P10"/>
      <text:p text:style-name="P10"/>
      <text:p text:style-name="P2"><text:s text:c="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0ff88" officeooo:paragraph-rsid="0010ff8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artin Kundrik <text:s text:c="112"/>Marius Tissot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14T10:25:33.748452209</meta:creation-date>
    <dc:date>2025-01-14T10:52:42.298179971</dc:date>
    <meta:editing-duration>PT3M6S</meta:editing-duration>
    <meta:editing-cycles>1</meta:editing-cycles>
    <meta:document-statistic meta:table-count="0" meta:image-count="0" meta:object-count="0" meta:page-count="1" meta:paragraph-count="22" meta:word-count="72" meta:character-count="491" meta:non-whitespace-character-count="316"/>
    <meta:generator>LibreOffice/6.4.7.2$Linux_X86_64 LibreOffice_project/40$Build-2</meta:generator>
  </office:meta>
</office:document-meta>
</file>